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09cm" style:rel-column-width="17767*"/>
    </style:style>
    <style:style style:name="Tabela1.B" style:family="table-column">
      <style:table-column-properties style:column-width="12.391cm" style:rel-column-width="47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205174" officeooo:paragraph-rsid="00205174"/>
    </style:style>
    <style:style style:name="P2" style:family="paragraph" style:parent-style-name="Standard">
      <style:text-properties fo:font-style="italic" officeooo:rsid="00205174" officeooo:paragraph-rsid="00205174" style:font-style-asian="italic" style:font-style-complex="italic"/>
    </style:style>
    <style:style style:name="P3" style:family="paragraph" style:parent-style-name="Standard">
      <style:text-properties officeooo:rsid="00283fe5" officeooo:paragraph-rsid="00283fe5"/>
    </style:style>
    <style:style style:name="P4" style:family="paragraph" style:parent-style-name="Standard">
      <style:text-properties officeooo:rsid="00294e01" officeooo:paragraph-rsid="00294e01"/>
    </style:style>
    <style:style style:name="P5" style:family="paragraph" style:parent-style-name="Standard">
      <style:paragraph-properties fo:text-align="justify" style:justify-single-word="false"/>
      <style:text-properties officeooo:rsid="002a5bf6" officeooo:paragraph-rsid="002a5bf6"/>
    </style:style>
    <style:style style:name="P6" style:family="paragraph" style:parent-style-name="Standard">
      <style:paragraph-properties fo:text-align="justify" style:justify-single-word="false"/>
      <style:text-properties officeooo:rsid="002ad19b" officeooo:paragraph-rsid="002ad19b"/>
    </style:style>
    <style:style style:name="P7" style:family="paragraph" style:parent-style-name="Standard">
      <style:text-properties fo:font-weight="bold" officeooo:rsid="00205174" officeooo:paragraph-rsid="00205174" style:font-weight-asian="bold" style:font-weight-complex="bold"/>
    </style:style>
    <style:style style:name="P8" style:family="paragraph" style:parent-style-name="Standard">
      <style:text-properties fo:font-weight="bold" officeooo:rsid="00283fe5" officeooo:paragraph-rsid="00283fe5" style:font-weight-asian="bold" style:font-weight-complex="bold"/>
    </style:style>
    <style:style style:name="P9" style:family="paragraph" style:parent-style-name="Standard">
      <style:text-properties officeooo:rsid="002c953a" officeooo:paragraph-rsid="002c953a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ad19b" officeooo:paragraph-rsid="002ad19b" style:font-style-asian="normal" style:font-style-complex="normal"/>
    </style:style>
    <style:style style:name="P11" style:family="paragraph" style:parent-style-name="Table_20_Contents">
      <style:text-properties officeooo:rsid="00205174" officeooo:paragraph-rsid="00205174"/>
    </style:style>
    <style:style style:name="P12" style:family="paragraph" style:parent-style-name="Table_20_Contents">
      <style:text-properties officeooo:rsid="002211e2" officeooo:paragraph-rsid="002211e2"/>
    </style:style>
    <style:style style:name="P13" style:family="paragraph" style:parent-style-name="Table_20_Contents">
      <style:text-properties style:font-name="Courier New" fo:font-size="10pt" officeooo:rsid="00205174" officeooo:paragraph-rsid="00205174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205174" officeooo:paragraph-rsid="002211e2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2211e2" officeooo:paragraph-rsid="002211e2" style:font-size-asian="10pt" style:font-size-complex="10pt"/>
    </style:style>
    <style:style style:name="P16" style:family="paragraph" style:parent-style-name="Table_20_Contents">
      <style:text-properties style:font-name="Courier New" fo:font-size="10pt" fo:font-style="italic" officeooo:rsid="00205174" officeooo:paragraph-rsid="00205174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Courier New" fo:font-size="10pt" fo:font-style="italic" officeooo:rsid="00205174" officeooo:paragraph-rsid="002211e2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Courier New" fo:font-size="10pt" fo:font-style="normal" officeooo:rsid="00205174" officeooo:paragraph-rsid="00205174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style:font-name="Courier New" fo:font-size="10pt" fo:font-style="normal" officeooo:rsid="00205174" officeooo:paragraph-rsid="002211e2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Courier New" fo:font-size="10pt" fo:font-style="normal" officeooo:rsid="002211e2" officeooo:paragraph-rsid="002211e2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officeooo:rsid="0029ba78" officeooo:paragraph-rsid="0029ba78"/>
    </style:style>
    <style:style style:name="P22" style:family="paragraph" style:parent-style-name="Table_20_Contents">
      <style:text-properties fo:font-size="10pt" officeooo:rsid="0029ba78" officeooo:paragraph-rsid="0029ba78"/>
    </style:style>
    <style:style style:name="P23" style:family="paragraph" style:parent-style-name="Standard" style:list-style-name="L1">
      <style:text-properties officeooo:rsid="00283fe5" officeooo:paragraph-rsid="00283fe5"/>
    </style:style>
    <style:style style:name="P24" style:family="paragraph" style:parent-style-name="Standard" style:list-style-name="L1">
      <style:text-properties officeooo:rsid="0028cf76" officeooo:paragraph-rsid="0028cf76"/>
    </style:style>
    <style:style style:name="P25" style:family="paragraph" style:parent-style-name="Standard" style:list-style-name="L1">
      <style:text-properties officeooo:rsid="00294e01" officeooo:paragraph-rsid="00294e0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211e2" style:font-style-asian="normal" style:font-style-complex="normal"/>
    </style:style>
    <style:style style:name="T3" style:family="text">
      <style:text-properties fo:font-style="normal" officeooo:rsid="002ab61f" style:font-style-asian="normal" style:font-style-complex="normal"/>
    </style:style>
    <style:style style:name="T4" style:family="text">
      <style:text-properties fo:font-style="normal" officeooo:rsid="002b189a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11e2" style:font-style-asian="italic" style:font-style-complex="italic"/>
    </style:style>
    <style:style style:name="T7" style:family="text">
      <style:text-properties fo:font-style="italic" officeooo:rsid="002ab61f" style:font-style-asian="italic" style:font-style-complex="italic"/>
    </style:style>
    <style:style style:name="T8" style:family="text">
      <style:text-properties officeooo:rsid="002211e2"/>
    </style:style>
    <style:style style:name="T9" style:family="text">
      <style:text-properties officeooo:rsid="00294e01"/>
    </style:style>
    <style:style style:name="T10" style:family="text">
      <style:text-properties style:font-name="Courier New" fo:font-size="8pt" fo:font-style="italic" officeooo:rsid="00205174" style:font-size-asian="10pt" style:font-style-asian="italic" style:font-size-complex="10pt" style:font-style-complex="italic"/>
    </style:style>
    <style:style style:name="T11" style:family="text">
      <style:text-properties style:font-name="Courier New" fo:font-size="8pt" fo:font-style="italic" officeooo:rsid="002dba60" style:font-size-asian="10pt" style:font-style-asian="italic" style:font-size-complex="10pt" style:font-style-complex="italic"/>
    </style:style>
    <style:style style:name="T12" style:family="text">
      <style:text-properties style:font-name="Liberation Serif" fo:font-size="12pt" fo:font-style="italic" style:font-size-asian="14pt" style:font-style-asian="italic" style:font-size-complex="14pt" style:font-style-complex="italic"/>
    </style:style>
    <style:style style:name="T13" style:family="text">
      <style:text-properties style:font-name="Liberation Serif" fo:font-style="italic" style:font-size-asian="12pt" style:font-style-asian="italic" style:font-size-complex="12pt" style:font-style-complex="italic"/>
    </style:style>
    <style:style style:name="T14" style:family="text">
      <style:text-properties style:font-name="Liberation Serif" fo:font-style="italic" officeooo:rsid="002dba60" style:font-size-asian="12pt" style:font-style-asian="italic" style:font-size-complex="12pt" style:font-style-complex="italic"/>
    </style:style>
    <style:style style:name="T15" style:family="text">
      <style:text-properties officeooo:rsid="002ab61f"/>
    </style:style>
    <style:style style:name="T16" style:family="text">
      <style:text-properties officeooo:rsid="002eda67"/>
    </style:style>
    <style:style style:name="T17" style:family="text">
      <style:text-properties officeooo:rsid="003191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t:</text:p>
      <text:p text:style-name="P2">Heterodoksyjnie proceduralny język programowania i jego kompilator.</text:p>
      <text:p text:style-name="P2"/>
      <text:p text:style-name="P1">Opis:</text:p>
      <text:p text:style-name="P5">Celem pracy jest przedstawienie projektu nowego języka programowania, wykorzystującego rzadko spotykaną obecnie definicję procedur, posiadających wiele punktów wejścia, wykorzystującego jako substrat leksykalny język naturalny inny niż angielski, <text:span text:style-name="T15">oraz wybór bardziej powszechnych, rozwiązań.</text:span> <text:span text:style-name="T15">Efektem prac </text:span><text:span text:style-name="T7">będzie/jest</text:span><text:span text:style-name="T15"> kompilator zaprojektowanego języka, wytwarzający kod pośredni i używający popularnego zaplecza</text:span><text:span text:style-name="T3"> dla kompilatorów do przekształcania go na kod maszynowy. Uzyskawszy możliwość obserwacji opisanego języka w działaniu, zostanie podjęta próba oceny proponowanych własności języka, w odniesieniu do odbiorcy ludzkiego, interfejsu do maszyny i względem współczesnych prądów w projektowaniu języków.</text:span></text:p>
      <text:p text:style-name="P6"><text:span text:style-name="T3">P</text:span><text:span text:style-name="T1">raca rozpocznie się od przedstawienia języków wykorzystujących wskazane cechy, ewolucji ich następców </text:span><text:span text:style-name="T4">i</text:span><text:span text:style-name="T1"> </text:span><text:span text:style-name="T4">szerszego </text:span><text:span text:style-name="T1">kontek</text:span><text:span text:style-name="T4">stu</text:span><text:span text:style-name="T1"> rozwoju języków programowania. Dyskusja taka pozwoli zdefiniować wymagania projektowe względem języka, które zostaną szczegółowo przedstawione w następnym rozdziale. </text:span></text:p>
      <text:p text:style-name="P10">W kolejnym rozdziale nastąpi krótkie omówienie aspektów projektowania kompilatorów, istotnych dla implementacji kompilatora proponowanego języka, którego architektura zostanie również przedstawiona, wraz z dyskusją wykorzystywanych technologii.</text:p>
      <text:p text:style-name="P6"><text:span text:style-name="T1">W kolejnych rozdziałach opisane zostaną postępy prac, </text:span><text:span text:style-name="T4">testów</text:span><text:span text:style-name="T1"> i dyskusja wyników, w tym odbioru systemu przez użytkowników i wyciągnięte wnioski.</text:span></text:p>
      <text:p text:style-name="P1"/>
      <text:p text:style-name="P7">Sposób <text:span text:style-name="T17">procedur wielowejściowych</text:span>wejściowych na LLVM IR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PL/PL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2">procedura {</text:p>
            <text:p text:style-name="P22"><text:tab/>zacznij f1( <text:span text:style-name="T10">lista arg f1 </text:span><text:span text:style-name="T13">);</text:span></text:p>
            <text:p text:style-name="P22"><text:span text:style-name="T12"><text:tab/></text:span><text:span text:style-name="T13">zacznij f</text:span><text:span text:style-name="T14">2</text:span><text:span text:style-name="T13">(</text:span><text:span text:style-name="T12"> </text:span><text:span text:style-name="T10">lista arg f</text:span><text:span text:style-name="T11">2</text:span><text:span text:style-name="T10"> </text:span><text:span text:style-name="T13">);</text:span></text:p>
            <text:p text:style-name="P22">}</text:p>
          </table:table-cell>
          <table:covered-table-cell/>
        </table:table-row>
        <table:table-row>
          <table:table-cell table:style-name="Tabela1.A3" office:value-type="string">
            <text:p text:style-name="P11">NASM</text:p>
          </table:table-cell>
          <table:table-cell table:style-name="Tabela1.A2" office:value-type="string">
            <text:p text:style-name="P11">~LLVM IR</text:p>
          </table:table-cell>
        </table:table-row>
        <table:table-row>
          <table:table-cell table:style-name="Tabela1.A3" office:value-type="string">
            <text:p text:style-name="P13">jmp pof1</text:p>
            <text:p text:style-name="P13">f1_c:</text:p>
            <text:p text:style-name="P16">przekładanie arg.</text:p>
            <text:p text:style-name="P18">f1:</text:p>
            <text:p text:style-name="P16">prolog proc.</text:p>
            <text:p text:style-name="P18">pof1:</text:p>
            <text:p text:style-name="P18">[…]</text:p>
            <text:p text:style-name="P13">jmp pof2</text:p>
            <text:p text:style-name="P13">f2_c:</text:p>
            <text:p text:style-name="P16">przekładanie arg.</text:p>
            <text:p text:style-name="P18">f2:</text:p>
            <text:p text:style-name="P16">prolog proc.</text:p>
            <text:p text:style-name="P18">pof2:</text:p>
          </table:table-cell>
          <table:table-cell table:style-name="Tabela1.A2" office:value-type="string">
            <text:p text:style-name="P13">define @f1(<text:span text:style-name="T5">lista arg f1 zgodna z dekl C</text:span><text:span text:style-name="T1">){</text:span></text:p>
            <text:p text:style-name="P18">entry:</text:p>
            <text:p text:style-name="P13"><text:span text:style-name="T1">%</text:span><text:span text:style-name="T2">r = </text:span><text:span text:style-name="T1">call procf1(</text:span><text:span text:style-name="T2">f1_entry, </text:span><text:span text:style-name="T5">pełna lista arg)</text:span></text:p>
            <text:p text:style-name="P20">ret %r</text:p>
            <text:p text:style-name="P18">}</text:p>
            <text:p text:style-name="P18"/>
            <text:p text:style-name="P14">define @f<text:span text:style-name="T8">2</text:span>(<text:span text:style-name="T5">lista arg f</text:span><text:span text:style-name="T6">2</text:span><text:span text:style-name="T5"> zgodna z dekl C</text:span><text:span text:style-name="T1">){</text:span></text:p>
            <text:p text:style-name="P19">entry:</text:p>
            <text:p text:style-name="P14"><text:span text:style-name="T1">%</text:span><text:span text:style-name="T2">r = </text:span><text:span text:style-name="T1">call procf1(</text:span><text:span text:style-name="T2">f2_entry, </text:span><text:span text:style-name="T5">pełna lista arg)</text:span></text:p>
            <text:p text:style-name="P20">ret %r</text:p>
            <text:p text:style-name="P19">}</text:p>
            <text:p text:style-name="P19"/>
            <text:p text:style-name="P15"><text:span text:style-name="T1">define @procf1(%wybór, </text:span><text:span text:style-name="T5">pełna lista arg</text:span><text:span text:style-name="T1">){</text:span></text:p>
            <text:p text:style-name="P20">indirectbr ptr %wybór, [label %f1_entry, label %f2_entry]</text:p>
            <text:p text:style-name="P20">br pof1</text:p>
            <text:p text:style-name="P20">f1_entry:</text:p>
            <text:p text:style-name="P17">prolog proc.</text:p>
            <text:p text:style-name="P20">pof1:</text:p>
            <text:p text:style-name="P20">[...]</text:p>
            <text:p text:style-name="P20">f2_entry:</text:p>
            <text:p text:style-name="P17">prolog proc.</text:p>
            <text:p text:style-name="P20">pof2:</text:p>
            <text:p text:style-name="P20">}</text:p>
          </table:table-cell>
        </table:table-row>
        <table:table-row>
          <table:table-cell table:style-name="Tabela1.A3" office:value-type="string">
            <text:p text:style-name="Table_20_Contents"/>
          </table:table-cell>
          <table:table-cell table:style-name="Tabela1.A2" office:value-type="string">
            <text:p text:style-name="P12">(<text:span text:style-name="T5">normalnie </text:span><text:span text:style-name="T1">obłożyć całą procf1 switchem i dołożyć argument wybierający</text:span>). Zamiast switcha, możemy po prostu skoczyć do adresu w argumencie.</text:p>
          </table:table-cell>
        </table:table-row>
      </table:table>
      <text:p text:style-name="P1"><text:soft-page-break/></text:p>
      <text:p text:style-name="P8">Nowe elementy języka:</text:p>
      <text:list xml:id="list1337136457" text:style-name="L1">
        <text:list-item>
          <text:p text:style-name="P23">pełny system typów (z typami funkcyjnymi)</text:p>
        </text:list-item>
        <text:list-item>
          <text:p text:style-name="P23">przeładowania operatorów, operatorów konwersji i drzewa konwersji</text:p>
        </text:list-item>
        <text:list-item>
          <text:p text:style-name="P23">biblioteka algebraiczna</text:p>
        </text:list-item>
        <text:list-item>
          <text:p text:style-name="P23">napis jako osobna implementacja (z operatorem + itd.)</text:p>
        </text:list-item>
        <text:list-item>
          <text:p text:style-name="P23"><text:span text:style-name="T5">wzorzec</text:span> – regex (z operatorem ~) - interfejs do wybranej biblioteki</text:p>
        </text:list-item>
        <text:list-item>
          <text:p text:style-name="P24">? mapowanie nazwanych grup przechwytywania w regekspach na zmienne przez kompilator</text:p>
        </text:list-item>
        <text:list-item>
          <text:p text:style-name="P23">obiekty z informacją o typie, <text:span text:style-name="T16">licznikiem referencji?</text:span> (jako dodatkowymi polami struktury)</text:p>
        </text:list-item>
        <text:list-item>
          <text:p text:style-name="P23">tablice z długością</text:p>
        </text:list-item>
        <text:list-item>
          <text:p text:style-name="P23">? multiple dispatch</text:p>
        </text:list-item>
        <text:list-item>
          <text:p text:style-name="P23">system importów (wiele jednostek kompilacji)</text:p>
        </text:list-item>
        <text:list-item>
          <text:p text:style-name="P23">import / eksport plików nagłówkowych .h</text:p>
        </text:list-item>
        <text:list-item>
          <text:p text:style-name="P23">zdaj – yield <text:span text:style-name="T9">(współprogramy)</text:span>, funkcje wyższego rzędu</text:p>
        </text:list-item>
        <text:list-item>
          <text:p text:style-name="P23">? deklinacja nazw zmiennych</text:p>
        </text:list-item>
        <text:list-item>
          <text:p text:style-name="P25">? Tablice asocjacyjne – hasze, słowniki, listy (interfejs do f. bibliotecznych)</text:p>
        </text:list-item>
      </text:list>
      <text:p text:style-name="P4"/>
      <text:p text:style-name="P4"/>
      <text:p text:style-name="P3"/>
      <text:p text:style-name="P9">Mateusz Strzałk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20:39:08.325000000</meta:creation-date>
    <meta:generator>LibreOffice/6.0.5.2$Windows_X86_64 LibreOffice_project/54c8cbb85f300ac59db32fe8a675ff7683cd5a16</meta:generator>
    <dc:date>2023-04-11T00:55:45.756000000</dc:date>
    <meta:editing-duration>PT4H21M12S</meta:editing-duration>
    <meta:editing-cycles>13</meta:editing-cycles>
    <meta:print-date>2023-04-05T00:15:18.281000000</meta:print-date>
    <meta:document-statistic meta:table-count="1" meta:image-count="0" meta:object-count="0" meta:page-count="2" meta:paragraph-count="66" meta:word-count="405" meta:character-count="2955" meta:non-whitespace-character-count="2624"/>
  </office:meta>
</office:document-meta>
</file>